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B" style:family="table-column">
      <style:table-column-properties style:column-width="5.0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Standard">
      <style:text-properties officeooo:rsid="0080cb8d" officeooo:paragraph-rsid="0080cb8d"/>
    </style:style>
    <style:style style:name="P3" style:family="paragraph" style:parent-style-name="Text_20_body">
      <style:text-properties fo:font-size="10pt" fo:language="en" fo:country="HK"/>
    </style:style>
    <style:style style:name="P4" style:family="paragraph" style:parent-style-name="Text_20_body">
      <style:text-properties fo:font-size="10pt" fo:language="en" fo:country="HK" officeooo:rsid="002038c4" officeooo:paragraph-rsid="002038c4"/>
    </style:style>
    <style:style style:name="P5" style:family="paragraph" style:parent-style-name="Text_20_body">
      <style:text-properties fo:font-size="10pt" fo:language="en" fo:country="HK" officeooo:rsid="003154d6" officeooo:paragraph-rsid="003154d6"/>
    </style:style>
    <style:style style:name="P6" style:family="paragraph" style:parent-style-name="Text_20_body">
      <style:text-properties fo:font-size="10pt" fo:language="en" fo:country="HK" officeooo:rsid="0036b2d2" officeooo:paragraph-rsid="0036b2d2"/>
    </style:style>
    <style:style style:name="P7" style:family="paragraph" style:parent-style-name="Text_20_body">
      <style:text-properties officeooo:rsid="0036b2d2" officeooo:paragraph-rsid="0036b2d2"/>
    </style:style>
    <style:style style:name="P8" style:family="paragraph" style:parent-style-name="Text_20_body">
      <style:text-properties officeooo:rsid="00385d20" officeooo:paragraph-rsid="00385d20"/>
    </style:style>
    <style:style style:name="P9" style:family="paragraph" style:parent-style-name="Text_20_body">
      <style:text-properties officeooo:rsid="00385d20" officeooo:paragraph-rsid="00573a5c"/>
    </style:style>
    <style:style style:name="P10" style:family="paragraph" style:parent-style-name="Text_20_body">
      <style:text-properties officeooo:rsid="00385d20" officeooo:paragraph-rsid="008e6cf2"/>
    </style:style>
    <style:style style:name="P11" style:family="paragraph" style:parent-style-name="Text_20_body">
      <style:text-properties officeooo:rsid="00385d20" officeooo:paragraph-rsid="008e8009"/>
    </style:style>
    <style:style style:name="P12" style:family="paragraph" style:parent-style-name="Text_20_body">
      <style:text-properties officeooo:rsid="00393837" officeooo:paragraph-rsid="00393837"/>
    </style:style>
    <style:style style:name="P13" style:family="paragraph" style:parent-style-name="Text_20_body">
      <style:text-properties officeooo:rsid="00393837" officeooo:paragraph-rsid="00650853"/>
    </style:style>
    <style:style style:name="P14" style:family="paragraph" style:parent-style-name="Text_20_body">
      <style:text-properties officeooo:rsid="003fa80e" officeooo:paragraph-rsid="003fa80e"/>
    </style:style>
    <style:style style:name="P15" style:family="paragraph" style:parent-style-name="Text_20_body">
      <style:text-properties officeooo:rsid="003fa80e" officeooo:paragraph-rsid="00650853"/>
    </style:style>
    <style:style style:name="P16" style:family="paragraph" style:parent-style-name="Text_20_body">
      <style:text-properties officeooo:rsid="00407bfd" officeooo:paragraph-rsid="00407bfd"/>
    </style:style>
    <style:style style:name="P17" style:family="paragraph" style:parent-style-name="Text_20_body">
      <style:text-properties officeooo:rsid="00407bfd" officeooo:paragraph-rsid="00573a5c"/>
    </style:style>
    <style:style style:name="P18" style:family="paragraph" style:parent-style-name="Text_20_body">
      <style:text-properties officeooo:rsid="003b730e" officeooo:paragraph-rsid="003b730e"/>
    </style:style>
    <style:style style:name="P19" style:family="paragraph" style:parent-style-name="Text_20_body">
      <style:text-properties officeooo:rsid="004217db" officeooo:paragraph-rsid="004217db"/>
    </style:style>
    <style:style style:name="P20" style:family="paragraph" style:parent-style-name="Text_20_body">
      <style:text-properties officeooo:rsid="004217db" officeooo:paragraph-rsid="0046142b"/>
    </style:style>
    <style:style style:name="P21" style:family="paragraph" style:parent-style-name="Text_20_body">
      <style:text-properties officeooo:rsid="00499a7d" officeooo:paragraph-rsid="00499a7d"/>
    </style:style>
    <style:style style:name="P22" style:family="paragraph" style:parent-style-name="Text_20_body">
      <style:text-properties officeooo:rsid="00499a7d" officeooo:paragraph-rsid="008cad6d"/>
    </style:style>
    <style:style style:name="P23" style:family="paragraph" style:parent-style-name="Text_20_body">
      <style:text-properties officeooo:rsid="00499a7d" officeooo:paragraph-rsid="008dc114"/>
    </style:style>
    <style:style style:name="P24" style:family="paragraph" style:parent-style-name="Text_20_body">
      <style:text-properties officeooo:rsid="0049b37e" officeooo:paragraph-rsid="0049b37e"/>
    </style:style>
    <style:style style:name="P25" style:family="paragraph" style:parent-style-name="Text_20_body">
      <style:text-properties officeooo:rsid="004b5caa" officeooo:paragraph-rsid="004b5caa"/>
    </style:style>
    <style:style style:name="P26" style:family="paragraph" style:parent-style-name="Text_20_body">
      <style:text-properties officeooo:rsid="004b5caa" officeooo:paragraph-rsid="0059cade"/>
    </style:style>
    <style:style style:name="P27" style:family="paragraph" style:parent-style-name="Text_20_body">
      <style:text-properties officeooo:rsid="004d2ffb" officeooo:paragraph-rsid="004d2ffb"/>
    </style:style>
    <style:style style:name="P28" style:family="paragraph" style:parent-style-name="Text_20_body">
      <style:text-properties officeooo:rsid="004d2ffb" officeooo:paragraph-rsid="005ce63e"/>
    </style:style>
    <style:style style:name="P29" style:family="paragraph" style:parent-style-name="Text_20_body">
      <style:text-properties officeooo:rsid="004d2ffb" officeooo:paragraph-rsid="005d1e3c"/>
    </style:style>
    <style:style style:name="P30" style:family="paragraph" style:parent-style-name="Text_20_body">
      <style:text-properties officeooo:rsid="004d2ffb" officeooo:paragraph-rsid="0084446f"/>
    </style:style>
    <style:style style:name="P31" style:family="paragraph" style:parent-style-name="Text_20_body">
      <style:text-properties officeooo:rsid="004d2ffb" officeooo:paragraph-rsid="008659b2"/>
    </style:style>
    <style:style style:name="P32" style:family="paragraph" style:parent-style-name="Text_20_body">
      <style:text-properties officeooo:rsid="004f6906" officeooo:paragraph-rsid="004f6906"/>
    </style:style>
    <style:style style:name="P33" style:family="paragraph" style:parent-style-name="Text_20_body">
      <style:text-properties officeooo:rsid="00512506" officeooo:paragraph-rsid="00512506"/>
    </style:style>
    <style:style style:name="P34" style:family="paragraph" style:parent-style-name="Text_20_body">
      <style:text-properties officeooo:rsid="003d4e69" officeooo:paragraph-rsid="003d4e69"/>
    </style:style>
    <style:style style:name="P35" style:family="paragraph" style:parent-style-name="Text_20_body">
      <style:text-properties officeooo:rsid="00542a2f" officeooo:paragraph-rsid="00542a2f"/>
    </style:style>
    <style:style style:name="P36" style:family="paragraph" style:parent-style-name="Text_20_body">
      <style:text-properties officeooo:rsid="00556d5b" officeooo:paragraph-rsid="00556d5b"/>
    </style:style>
    <style:style style:name="P37" style:family="paragraph" style:parent-style-name="Text_20_body">
      <style:text-properties officeooo:rsid="00556d5b" officeooo:paragraph-rsid="0059cade"/>
    </style:style>
    <style:style style:name="P38" style:family="paragraph" style:parent-style-name="Text_20_body">
      <style:text-properties officeooo:rsid="00556d5b" officeooo:paragraph-rsid="00926d23"/>
    </style:style>
    <style:style style:name="P39" style:family="paragraph" style:parent-style-name="Text_20_body">
      <style:text-properties fo:font-weight="bold" officeooo:rsid="0036b2d2" officeooo:paragraph-rsid="0036b2d2" style:font-weight-asian="bold" style:font-weight-complex="bold"/>
    </style:style>
    <style:style style:name="P40" style:family="paragraph" style:parent-style-name="Text_20_body">
      <style:text-properties fo:font-weight="bold" officeooo:rsid="00573a5c" officeooo:paragraph-rsid="00573a5c" style:font-weight-asian="bold" style:font-weight-complex="bold"/>
    </style:style>
    <style:style style:name="P41" style:family="paragraph" style:parent-style-name="Text_20_body">
      <style:text-properties fo:font-weight="bold" officeooo:rsid="007198b3" officeooo:paragraph-rsid="007198b3" style:font-weight-asian="bold" style:font-weight-complex="bold"/>
    </style:style>
    <style:style style:name="P42" style:family="paragraph" style:parent-style-name="Text_20_body">
      <style:text-properties fo:font-style="normal" officeooo:rsid="0045be85" officeooo:paragraph-rsid="004217db" style:font-style-asian="normal" style:font-style-complex="normal"/>
    </style:style>
    <style:style style:name="P43" style:family="paragraph" style:parent-style-name="Text_20_body">
      <style:text-properties fo:font-style="normal" officeooo:rsid="0046142b" officeooo:paragraph-rsid="0046142b" style:font-style-asian="normal" style:font-style-complex="normal"/>
    </style:style>
    <style:style style:name="P44" style:family="paragraph" style:parent-style-name="Text_20_body">
      <style:text-properties fo:font-style="normal" officeooo:rsid="00472d56" officeooo:paragraph-rsid="0046142b" style:font-style-asian="normal" style:font-style-complex="normal"/>
    </style:style>
    <style:style style:name="P45" style:family="paragraph" style:parent-style-name="Text_20_body">
      <style:text-properties fo:font-style="normal" officeooo:rsid="005afe15" officeooo:paragraph-rsid="005ce63e" style:font-style-asian="normal" style:font-style-complex="normal"/>
    </style:style>
    <style:style style:name="P46" style:family="paragraph" style:parent-style-name="Text_20_body">
      <style:text-properties fo:font-style="normal" officeooo:rsid="005afe15" officeooo:paragraph-rsid="008659b2" style:font-style-asian="normal" style:font-style-complex="normal"/>
    </style:style>
    <style:style style:name="P47" style:family="paragraph" style:parent-style-name="Text_20_body">
      <style:text-properties fo:font-style="normal" officeooo:rsid="005ce63e" officeooo:paragraph-rsid="005ce63e" style:font-style-asian="normal" style:font-style-complex="normal"/>
    </style:style>
    <style:style style:name="P48" style:family="paragraph" style:parent-style-name="Text_20_body">
      <style:text-properties officeooo:paragraph-rsid="005d1e3c"/>
    </style:style>
    <style:style style:name="P49" style:family="paragraph" style:parent-style-name="Text_20_body">
      <style:text-properties officeooo:rsid="002413b2" officeooo:paragraph-rsid="002413b2"/>
    </style:style>
    <style:style style:name="P50" style:family="paragraph" style:parent-style-name="Text_20_body">
      <style:text-properties officeooo:rsid="003a963c" officeooo:paragraph-rsid="00650853"/>
    </style:style>
    <style:style style:name="P51" style:family="paragraph" style:parent-style-name="Text_20_body">
      <style:text-properties officeooo:rsid="005316ad" officeooo:paragraph-rsid="005316ad"/>
    </style:style>
    <style:style style:name="P52" style:family="paragraph" style:parent-style-name="Text_20_body">
      <style:text-properties officeooo:rsid="00650853" officeooo:paragraph-rsid="00650853"/>
    </style:style>
    <style:style style:name="P53" style:family="paragraph" style:parent-style-name="Text_20_body">
      <style:text-properties officeooo:rsid="005255e5" officeooo:paragraph-rsid="00662f4c"/>
    </style:style>
    <style:style style:name="P54" style:family="paragraph" style:parent-style-name="Text_20_body">
      <style:text-properties officeooo:rsid="00485995" officeooo:paragraph-rsid="00662f4c"/>
    </style:style>
    <style:style style:name="P55" style:family="paragraph" style:parent-style-name="Text_20_body">
      <style:text-properties officeooo:rsid="006aef26" officeooo:paragraph-rsid="006aef26"/>
    </style:style>
    <style:style style:name="P56" style:family="paragraph" style:parent-style-name="Text_20_body">
      <style:text-properties officeooo:rsid="006aef26" officeooo:paragraph-rsid="008659b2"/>
    </style:style>
    <style:style style:name="P57" style:family="paragraph" style:parent-style-name="Text_20_body">
      <style:text-properties officeooo:rsid="006c7be5" officeooo:paragraph-rsid="006c7be5"/>
    </style:style>
    <style:style style:name="P58" style:family="paragraph" style:parent-style-name="Text_20_body">
      <style:text-properties officeooo:rsid="006dcc2b" officeooo:paragraph-rsid="006dcc2b"/>
    </style:style>
    <style:style style:name="P59" style:family="paragraph" style:parent-style-name="Text_20_body">
      <style:text-properties officeooo:rsid="006e9bb6" officeooo:paragraph-rsid="006e9bb6"/>
    </style:style>
    <style:style style:name="P60" style:family="paragraph" style:parent-style-name="Text_20_body">
      <style:text-properties officeooo:rsid="004e4eac" officeooo:paragraph-rsid="004e4eac"/>
    </style:style>
    <style:style style:name="P61" style:family="paragraph" style:parent-style-name="Text_20_body">
      <style:text-properties officeooo:rsid="004e4eac" officeooo:paragraph-rsid="008659b2"/>
    </style:style>
    <style:style style:name="P62" style:family="paragraph" style:parent-style-name="Text_20_body">
      <style:text-properties officeooo:rsid="007198b3" officeooo:paragraph-rsid="007198b3"/>
    </style:style>
    <style:style style:name="P63" style:family="paragraph" style:parent-style-name="Text_20_body">
      <style:text-properties officeooo:rsid="0073b439" officeooo:paragraph-rsid="0073b439"/>
    </style:style>
    <style:style style:name="P64" style:family="paragraph" style:parent-style-name="Text_20_body">
      <style:text-properties officeooo:rsid="008659b2" officeooo:paragraph-rsid="008659b2"/>
    </style:style>
    <style:style style:name="P65" style:family="paragraph" style:parent-style-name="Text_20_body">
      <style:text-properties officeooo:rsid="008e6cf2" officeooo:paragraph-rsid="008e6cf2"/>
    </style:style>
    <style:style style:name="P66" style:family="paragraph" style:parent-style-name="Text_20_body">
      <style:text-properties officeooo:rsid="00902337" officeooo:paragraph-rsid="00902337"/>
    </style:style>
    <style:style style:name="P67" style:family="paragraph" style:parent-style-name="Text_20_body">
      <style:text-properties officeooo:rsid="00902337" officeooo:paragraph-rsid="009840bd"/>
    </style:style>
    <style:style style:name="P68" style:family="paragraph" style:parent-style-name="Text_20_body">
      <style:text-properties officeooo:rsid="005d1e3c" officeooo:paragraph-rsid="00926d23"/>
    </style:style>
    <style:style style:name="P69" style:family="paragraph" style:parent-style-name="Text_20_body">
      <style:text-properties officeooo:rsid="003e95ca" officeooo:paragraph-rsid="0093b1e0"/>
    </style:style>
    <style:style style:name="P70" style:family="paragraph" style:parent-style-name="Text_20_body">
      <style:text-properties officeooo:paragraph-rsid="0095957f"/>
    </style:style>
    <style:style style:name="P71" style:family="paragraph" style:parent-style-name="Text_20_body">
      <style:text-properties officeooo:rsid="009840bd" officeooo:paragraph-rsid="009840bd"/>
    </style:style>
    <style:style style:name="P72" style:family="paragraph" style:parent-style-name="Table_20_Contents">
      <style:text-properties officeooo:rsid="0073b439" officeooo:paragraph-rsid="0073b439"/>
    </style:style>
    <style:style style:name="P73" style:family="paragraph" style:parent-style-name="Table_20_Contents">
      <style:text-properties officeooo:rsid="0073fe56" officeooo:paragraph-rsid="0073fe56"/>
    </style:style>
    <style:style style:name="P74" style:family="paragraph" style:parent-style-name="Table_20_Contents">
      <style:text-properties officeooo:rsid="007548b1" officeooo:paragraph-rsid="007548b1"/>
    </style:style>
    <style:style style:name="P75" style:family="paragraph" style:parent-style-name="Table_20_Contents">
      <style:text-properties officeooo:rsid="0075dc54" officeooo:paragraph-rsid="0075dc54"/>
    </style:style>
    <style:style style:name="P76" style:family="paragraph" style:parent-style-name="Table_20_Contents">
      <style:text-properties officeooo:rsid="00760318" officeooo:paragraph-rsid="00760318"/>
    </style:style>
    <style:style style:name="P77" style:family="paragraph" style:parent-style-name="Table_20_Contents">
      <style:text-properties officeooo:rsid="00778821" officeooo:paragraph-rsid="00778821"/>
    </style:style>
    <style:style style:name="P78" style:family="paragraph" style:parent-style-name="Table_20_Contents">
      <style:text-properties officeooo:rsid="007858a4" officeooo:paragraph-rsid="007858a4"/>
    </style:style>
    <style:style style:name="P79"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80" style:family="paragraph" style:parent-style-name="Table_20_Contents">
      <style:text-properties fo:font-style="normal" officeooo:rsid="00760318" officeooo:paragraph-rsid="007858a4" style:font-style-asian="normal" style:font-style-complex="normal"/>
    </style:style>
    <style:style style:name="P81" style:family="paragraph" style:parent-style-name="Table_20_Contents">
      <style:text-properties fo:font-style="normal" officeooo:rsid="00778821" officeooo:paragraph-rsid="007858a4" style:font-style-asian="normal" style:font-style-complex="normal"/>
    </style:style>
    <style:style style:name="P82"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83"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84"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85"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P86" style:family="paragraph" style:parent-style-name="Text_20_body">
      <style:text-properties officeooo:rsid="00982830" officeooo:paragraph-rsid="009840bd"/>
    </style:style>
    <style:style style:name="P87" style:family="paragraph" style:parent-style-name="Text_20_body" style:list-style-name="L1">
      <style:text-properties officeooo:rsid="006dcc2b" officeooo:paragraph-rsid="006dcc2b"/>
    </style:style>
    <style:style style:name="P88" style:family="paragraph" style:parent-style-name="Text_20_body" style:list-style-name="L1">
      <style:text-properties officeooo:rsid="006e9bb6" officeooo:paragraph-rsid="006e9bb6"/>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fo:font-size="10pt" fo:language="en" fo:country="HK" officeooo:rsid="007b887f"/>
    </style:style>
    <style:style style:name="T5" style:family="text">
      <style:text-properties officeooo:rsid="0036b2d2"/>
    </style:style>
    <style:style style:name="T6" style:family="text">
      <style:text-properties officeooo:rsid="003b730e"/>
    </style:style>
    <style:style style:name="T7" style:family="text">
      <style:text-properties officeooo:rsid="00407bfd"/>
    </style:style>
    <style:style style:name="T8" style:family="text">
      <style:text-properties officeooo:rsid="00420f67"/>
    </style:style>
    <style:style style:name="T9" style:family="text">
      <style:text-properties fo:font-style="italic" officeooo:rsid="0043f3d6" style:font-style-asian="italic" style:font-style-complex="italic"/>
    </style:style>
    <style:style style:name="T10" style:family="text">
      <style:text-properties fo:font-style="italic" officeooo:rsid="005afe15" style:font-style-asian="italic" style:font-style-complex="italic"/>
    </style:style>
    <style:style style:name="T11" style:family="text">
      <style:text-properties fo:font-style="italic" officeooo:rsid="004b5caa" style:font-style-asian="italic" style:font-style-complex="italic"/>
    </style:style>
    <style:style style:name="T12" style:family="text">
      <style:text-properties fo:font-style="italic" officeooo:rsid="0095957f"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5be85" style:font-style-asian="normal" style:font-style-complex="normal"/>
    </style:style>
    <style:style style:name="T15" style:family="text">
      <style:text-properties fo:font-style="normal" officeooo:rsid="0046142b" style:font-style-asian="normal" style:font-style-complex="normal"/>
    </style:style>
    <style:style style:name="T16" style:family="text">
      <style:text-properties fo:font-style="normal" officeooo:rsid="00472d56" style:font-style-asian="normal" style:font-style-complex="normal"/>
    </style:style>
    <style:style style:name="T17" style:family="text">
      <style:text-properties fo:font-style="normal" officeooo:rsid="00485995" style:font-style-asian="normal" style:font-style-complex="normal"/>
    </style:style>
    <style:style style:name="T18" style:family="text">
      <style:text-properties fo:font-style="normal" officeooo:rsid="00486894" style:font-style-asian="normal" style:font-style-complex="normal"/>
    </style:style>
    <style:style style:name="T19" style:family="text">
      <style:text-properties fo:font-style="normal" officeooo:rsid="005afe15" style:font-style-asian="normal" style:font-style-complex="normal"/>
    </style:style>
    <style:style style:name="T20" style:family="text">
      <style:text-properties fo:font-style="normal" officeooo:rsid="005becfb" style:font-style-asian="normal" style:font-style-complex="normal"/>
    </style:style>
    <style:style style:name="T21" style:family="text">
      <style:text-properties fo:font-style="normal" officeooo:rsid="005ce63e" style:font-style-asian="normal" style:font-style-complex="normal"/>
    </style:style>
    <style:style style:name="T22" style:family="text">
      <style:text-properties fo:font-style="normal" officeooo:rsid="005d1e3c" style:font-style-asian="normal" style:font-style-complex="normal"/>
    </style:style>
    <style:style style:name="T23" style:family="text">
      <style:text-properties fo:font-style="normal" officeooo:rsid="00778821" style:font-style-asian="normal" style:font-style-complex="normal"/>
    </style:style>
    <style:style style:name="T24" style:family="text">
      <style:text-properties fo:font-style="normal" officeooo:rsid="0080cb8d" style:font-style-asian="normal" style:font-style-complex="normal"/>
    </style:style>
    <style:style style:name="T25" style:family="text">
      <style:text-properties fo:font-style="normal" officeooo:rsid="004b5caa" style:font-style-asian="normal" style:font-style-complex="normal"/>
    </style:style>
    <style:style style:name="T26" style:family="text">
      <style:text-properties fo:font-style="normal" officeooo:rsid="0084446f" style:font-style-asian="normal" style:font-style-complex="normal"/>
    </style:style>
    <style:style style:name="T27" style:family="text">
      <style:text-properties fo:font-style="normal" officeooo:rsid="0095957f" style:font-style-asian="normal" style:font-style-complex="normal"/>
    </style:style>
    <style:style style:name="T28" style:family="text">
      <style:text-properties officeooo:rsid="00499a7d"/>
    </style:style>
    <style:style style:name="T29" style:family="text">
      <style:text-properties officeooo:rsid="0049b37e"/>
    </style:style>
    <style:style style:name="T30" style:family="text">
      <style:text-properties officeooo:rsid="004b5caa"/>
    </style:style>
    <style:style style:name="T31" style:family="text">
      <style:text-properties officeooo:rsid="004d2ffb"/>
    </style:style>
    <style:style style:name="T32" style:family="text">
      <style:text-properties officeooo:rsid="004e4eac"/>
    </style:style>
    <style:style style:name="T33" style:family="text">
      <style:text-properties officeooo:rsid="004f6906"/>
    </style:style>
    <style:style style:name="T34" style:family="text">
      <style:text-properties officeooo:rsid="005255e5"/>
    </style:style>
    <style:style style:name="T35" style:family="text">
      <style:text-properties officeooo:rsid="005316ad"/>
    </style:style>
    <style:style style:name="T36" style:family="text">
      <style:text-properties officeooo:rsid="00556d5b"/>
    </style:style>
    <style:style style:name="T37" style:family="text">
      <style:text-properties officeooo:rsid="005896dc"/>
    </style:style>
    <style:style style:name="T38" style:family="text">
      <style:text-properties officeooo:rsid="0059cade"/>
    </style:style>
    <style:style style:name="T39" style:family="text">
      <style:text-properties officeooo:rsid="005afe15"/>
    </style:style>
    <style:style style:name="T40" style:family="text">
      <style:text-properties officeooo:rsid="005d1e3c"/>
    </style:style>
    <style:style style:name="T41" style:family="text">
      <style:text-properties fo:color="#000000" style:font-name="Menlo" fo:font-size="9pt" fo:font-style="normal" officeooo:rsid="005d1e3c" style:font-style-asian="normal" style:font-style-complex="normal"/>
    </style:style>
    <style:style style:name="T42" style:family="text">
      <style:text-properties officeooo:rsid="005ef9bc"/>
    </style:style>
    <style:style style:name="T43" style:family="text">
      <style:text-properties officeooo:rsid="006436f5"/>
    </style:style>
    <style:style style:name="T44" style:family="text">
      <style:text-properties officeooo:rsid="00650853"/>
    </style:style>
    <style:style style:name="T45" style:family="text">
      <style:text-properties officeooo:rsid="00662f4c"/>
    </style:style>
    <style:style style:name="T46" style:family="text">
      <style:text-properties officeooo:rsid="006dcc2b"/>
    </style:style>
    <style:style style:name="T47" style:family="text">
      <style:text-properties officeooo:rsid="00743184"/>
    </style:style>
    <style:style style:name="T48" style:family="text">
      <style:text-properties officeooo:rsid="00778821"/>
    </style:style>
    <style:style style:name="T49" style:family="text">
      <style:text-properties fo:font-weight="bold" style:font-weight-asian="bold" style:font-weight-complex="bold"/>
    </style:style>
    <style:style style:name="T50" style:family="text">
      <style:text-properties officeooo:rsid="007c6281"/>
    </style:style>
    <style:style style:name="T51" style:family="text">
      <style:text-properties officeooo:rsid="007d57da"/>
    </style:style>
    <style:style style:name="T52" style:family="text">
      <style:text-properties officeooo:rsid="007f5532"/>
    </style:style>
    <style:style style:name="T53" style:family="text">
      <style:text-properties officeooo:rsid="007fb15d"/>
    </style:style>
    <style:style style:name="T54" style:family="text">
      <style:text-properties officeooo:rsid="0080cb8d"/>
    </style:style>
    <style:style style:name="T55" style:family="text">
      <style:text-properties officeooo:rsid="0085e961"/>
    </style:style>
    <style:style style:name="T56" style:family="text">
      <style:text-properties officeooo:rsid="0087930f"/>
    </style:style>
    <style:style style:name="T57" style:family="text">
      <style:text-properties officeooo:rsid="0087b17a"/>
    </style:style>
    <style:style style:name="T58" style:family="text">
      <style:text-properties officeooo:rsid="0089aa76"/>
    </style:style>
    <style:style style:name="T59" style:family="text">
      <style:text-properties officeooo:rsid="008aeaae"/>
    </style:style>
    <style:style style:name="T60" style:family="text">
      <style:text-properties officeooo:rsid="008cad6d"/>
    </style:style>
    <style:style style:name="T61" style:family="text">
      <style:text-properties officeooo:rsid="008dc114"/>
    </style:style>
    <style:style style:name="T62" style:family="text">
      <style:text-properties officeooo:rsid="008e6cf2"/>
    </style:style>
    <style:style style:name="T63" style:family="text">
      <style:text-properties officeooo:rsid="00902337"/>
    </style:style>
    <style:style style:name="T64" style:family="text">
      <style:text-properties officeooo:rsid="004f6906" fo:background-color="#fff200" loext:char-shading-value="0"/>
    </style:style>
    <style:style style:name="T65" style:family="text">
      <style:text-properties officeooo:rsid="00926d23"/>
    </style:style>
    <style:style style:name="T66" style:family="text">
      <style:text-properties fo:color="#080808" style:font-name="JetBrains Mono" fo:font-size="9.80000019073486pt" fo:font-style="italic" officeooo:rsid="0095957f" style:font-style-asian="italic" style:font-style-complex="italic"/>
    </style:style>
    <style:style style:name="T67" style:family="text">
      <style:text-properties officeooo:rsid="004217db"/>
    </style:style>
    <style:style style:name="T68" style:family="text">
      <style:text-properties officeooo:rsid="009840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2">1 Sep 2020</text:p>
      <text:p text:style-name="P1">Version: 1.<text:span text:style-name="T54">1</text:span></text:p>
      <text:p text:style-name="P1">Peter Clarke</text:p>
      <text:p text:style-name="P1"/>
      <text:p text:style-name="P6">INTRODUCTION</text:p>
      <text:p text:style-name="P6">This document describes the details of the format used for saving project data in a file.</text:p>
      <text:p text:style-name="P4"><text:span text:style-name="T5">The p</text:span>roject file uses XML. The XML structure is shown in the table below. </text:p>
      <text:p text:style-name="P5">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 </text:span><text:span text:style-name="T4">i.e. IDs are never repeated within the same project.</text:span></text:p>
      <text:p text:style-name="P3">Leading and trailing whitespace (spaces, tabs and newlines) in text values are removed on reading and writing the XML file.</text:p>
      <text:p text:style-name="P3">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9"/>
      <text:p text:style-name="P39">OVERALL <text:span text:style-name="T44">XML </text:span>FILE STRUCTURE</text:p>
      <text:p text:style-name="P7">&lt;VizopProject VizopVersion=[VersionNumber]<text:span text:style-name="T42">&gt; (VersionNumber = value of attribute VERSION in module info)</text:span></text:p>
      <text:p text:style-name="P8">Project information tags (e.g. project name, description, team members, edit number) – <text:span text:style-name="T44">see list below</text:span></text:p>
      <text:p text:style-name="P8">Structured object tags (<text:span text:style-name="T6">numbering systems, process units, risk receptors, constants, </text:span>risk matrix, <text:span text:style-name="T33"><text:s/></text:span><text:span text:style-name="T64">display devices TODO</text:span>)</text:p>
      <text:p text:style-name="P11">PHA object tags <text:span text:style-name="T62">(fault tree, HAZOP, etc)</text:span></text:p>
      <text:p text:style-name="P65">Viewport tags</text:p>
      <text:p text:style-name="P8">Comment tags</text:p>
      <text:p text:style-name="P8"><text:soft-page-break/>Action item <text:span text:style-name="T58">and parking lot item</text:span> tags</text:p>
      <text:p text:style-name="P36">Update tags – these are added during Save On Fly. During project file opening, they will be present only if this is a recovery project file, i.e. Vizop did not terminate properly. They are defined in the Save On Fly specification.</text:p>
      <text:p text:style-name="P17">&lt;/VizopProject&gt;</text:p>
      <text:p text:style-name="P9"/>
      <text:p text:style-name="P40">DETAILED STRUCTURE OF EACH KIND OF TAG</text:p>
      <text:p text:style-name="P8">PROJECT INFORMATION TAGS</text:p>
      <text:p text:style-name="P12">&lt;ShortTitle [text] /&gt; <text:span text:style-name="T44">from projects.ProjectItem.ShortTitle</text:span></text:p>
      <text:p text:style-name="P13">&lt;ProjNumber [text] /&gt; <text:span text:style-name="T44">from projects.ProjectItem.ProjNo</text:span></text:p>
      <text:p text:style-name="P13">&lt;Description [text] /&gt; <text:span text:style-name="T44">from projects.ProjectItem.Description</text:span></text:p>
      <text:p text:style-name="P50">&lt;EditNumber [int as text] /&gt; <text:span text:style-name="T44">from projects.ProjectItem.EditNumber</text:span></text:p>
      <text:p text:style-name="P15">&lt;TeamMembers&gt; sequence of TeamMember tags &lt;/TeamMembers&gt; <text:s/><text:span text:style-name="T44">from projects.ProjectItem.TeamMembers</text:span></text:p>
      <text:p text:style-name="P14"/>
      <text:p text:style-name="P14">TEAMMEMBER TAGS</text:p>
      <text:p text:style-name="P51">One tag per team member defined in the project.<text:span text:style-name="T28"> There shall be ≥0 &lt;</text:span>TeamMember<text:span text:style-name="T28">&gt; tags in the file.</text:span></text:p>
      <text:p text:style-name="P52">Attribute values can be fetched from attributes of the projects.TeamMemberItem objects in projects.ProjectItem.TeamMembers. Names of attributes are: Name, Role, Affiliation. String values may contain whitespace in the middle, but not at the beginning or end.</text:p>
      <text:p text:style-name="P14">&lt;TeamMember&gt; &lt;ID [ID int as str] /&gt; &lt;Name [Name as str] /&gt; &lt;Role [Role as str] /&gt; &lt;Affiliation [Affiliation as str] /&gt; &lt;/TeamMember&gt;</text:p>
      <text:p text:style-name="P14"/>
      <text:p text:style-name="P18">PROCESS UNIT TAGS</text:p>
      <text:p text:style-name="P53"><text:soft-page-break/>One tag per section of process equipment in the project.<text:span text:style-name="T28"> </text:span>There shall be ≥0 &lt;ProcessUnit&gt; tags in the file. <text:span text:style-name="T45">Fetch data from items in <text:s/>projects.ProjectItem.ProcessUnits.</text:span></text:p>
      <text:p text:style-name="P18">&lt;ProcessUnit<text:span text:style-name="T7">&gt;</text:span> <text:span text:style-name="T7">&lt;ID [ID int as str] /&gt; &lt;UnitNumber [UnitNumber as str] /&gt; &lt;ShortName [ShortName as str] /&gt; &lt;LongName [LongName as str] /</text:span>&gt;</text:p>
      <text:p text:style-name="P16">&lt;/ProcessUnit&gt;</text:p>
      <text:p text:style-name="P34"/>
      <text:p text:style-name="P34">RISK RECEPTOR TAGS</text:p>
      <text:p text:style-name="P53">One tag per risk receptor (safety, environment etc.) used in the project. There shall be ≥0 &lt;RiskReceptor&gt; tags in the file. <text:s/><text:span text:style-name="T45">Fetch data from items in <text:s/>projects.ProjectItem.RiskReceptors.</text:span></text:p>
      <text:p text:style-name="P69">&lt;RiskReceptor<text:span text:style-name="T8">&gt;</text:span> <text:span text:style-name="T8">&lt;</text:span>ID [ID <text:span text:style-name="T8">int as str</text:span>] /<text:span text:style-name="T8">&gt; &lt;XMLName [XML</text:span>Name a<text:span text:style-name="T8">s str</text:span>] /&gt; <text:span text:style-name="T8">&lt;HumanName [</text:span>HumanName a<text:span text:style-name="T8">s str</text:span>] /&gt; <text:span text:style-name="T8">&lt;/RiskReceptor&gt;</text:span></text:p>
      <text:p text:style-name="P19"/>
      <text:p text:style-name="P19">NUMBERING SYSTEM TAGS</text:p>
      <text:p text:style-name="P54">One instance of each unique numbering system is defined. As many PHA objects will have the same numbering system, we don't want to repeat the numbering system unnecessarily. <text:span text:style-name="T28">There shall be ≥0 &lt;NumberingSystem&gt; tags in the file. <text:s/>The XML file writing procedure needs to generate a list of numbering system objects to save; see details of the algorithm at the end of this spec. Items are instances of core_classes.NumberSystemItem. It can be assumed that the numbering object in every PHA object is stored in an attribute named Numbering.</text:span></text:p>
      <text:p text:style-name="P19">&lt;NumberingSystem&gt; &lt;ID [<text:span text:style-name="T45">ID as </text:span>str] /&gt;</text:p>
      <text:p text:style-name="P70"><text:span text:style-name="T67"><text:tab/>then ≥1 of: &lt;Chunk&gt; &lt;Type ['str', 'Parent' or 'Serial'] /</text:span><text:span text:style-name="T9">&gt; </text:span><text:span text:style-name="T12">&lt;</text:span><text:span text:style-name="T66">ShowInDisplay [bool] /&gt; &lt;ShowInOutput [bool] /&gt;</text:span></text:p>
      <text:p text:style-name="P70"><text:span text:style-name="T66"><text:tab/><text:tab/></text:span><text:span text:style-name="T9">[other fields according to Type] &lt;</text:span><text:span text:style-name="T14">/Chunk&gt;</text:span></text:p>
      <text:p text:style-name="P42"><text:tab/>Other fields:</text:p>
      <text:p text:style-name="P42"><text:tab/><text:tab/>Type str: &lt;Value&gt; [text content of string field] &lt;/Value&gt;</text:p>
      <text:p text:style-name="P42"><text:tab/><text:tab/>Type Parent: &lt;ID [ID of parent object from which numbering is obtained]</text:p>
      <text:p text:style-name="P42"><text:tab/><text:tab/><text:tab/><text:tab/><text:span text:style-name="T52">&lt;Levels&gt; [number of hierarchy levels of numbering to use] /&gt;</text:span></text:p>
      <text:p text:style-name="P20"><text:soft-page-break/><text:span text:style-name="T14"><text:tab/><text:tab/>Type Serial:<text:tab/>&lt;</text:span><text:span text:style-name="T15">Fieldwidth [field width, int as str] /&gt;</text:span></text:p>
      <text:p text:style-name="P43"><text:tab/><text:tab/><text:tab/><text:tab/>&lt;PadChar [pad character, single character as str; needs to be escaped if not a printable character, e.g. %20 for space] /&gt;</text:p>
      <text:p text:style-name="P20"><text:span text:style-name="T15"><text:tab/><text:tab/><text:tab/><text:tab/>&lt;</text:span><text:span text:style-name="T16">Start</text:span><text:span text:style-name="T27">Sequence</text:span><text:span text:style-name="T16">At [initial value in sequence, int as str] /&gt; </text:span><text:span text:style-name="T18">[can be omitted if 1]</text:span></text:p>
      <text:p text:style-name="P44"><text:tab/><text:tab/><text:tab/><text:tab/>&lt;SkipTo [value to skip to, int as str, <text:span text:style-name="T53">or 'None' if None</text:span>] /&gt;</text:p>
      <text:p text:style-name="P20"><text:span text:style-name="T16"><text:tab/><text:tab/><text:tab/><text:tab/>&lt;GapBefore [how many numbers to leave before this item, int as str] /&gt; </text:span><text:span text:style-name="T17">[</text:span><text:span text:style-name="T18">can be </text:span><text:span text:style-name="T17">omitted if 0]</text:span></text:p>
      <text:p text:style-name="P20"><text:span text:style-name="T16"><text:tab/><text:tab/><text:tab/><text:tab/>&lt;Include</text:span><text:span text:style-name="T27">InNumbering</text:span><text:span text:style-name="T16"> [IncludeInNumbering attrib, bool as str] /&gt; </text:span><text:span text:style-name="T18">[can be omitted if True]</text:span></text:p>
      <text:p text:style-name="P44"><text:tab/><text:tab/><text:tab/><text:tab/>&lt;NoValue&gt; [NoValue str] &lt;/NoValue&gt; [always included, even if IncludeInNumbering is True, as we should keep any value set by the user]</text:p>
      <text:p text:style-name="P21"/>
      <text:p text:style-name="P21"><text:span text:style-name="T49">RISK MATRIX TAGS</text:span> – storing the contents of a LookupTableItem. <text:span text:style-name="T34">There shall be ≥0 &lt;RiskMatrix&gt; tags in the file.</text:span></text:p>
      <text:p text:style-name="P21">&lt;RiskMatrix&gt;</text:p>
      <text:p text:style-name="P24">Define ≥1 categories, e.g. “severity high”, <text:span text:style-name="T28">which </text:span>are <text:span text:style-name="T28">instance</text:span>s<text:span text:style-name="T28"> of CategoryNameItem</text:span>:</text:p>
      <text:p text:style-name="P24">&lt;Category&gt; <text:span text:style-name="T59">&lt;XMLName [XMLName] /&gt; </text:span>&lt;<text:span text:style-name="T59">Human</text:span>Name<text:span text:style-name="T28"> [HumanName of category, e.g. 'Severity high'] &lt;/&gt; </text:span>&lt;Description&gt; [<text:span text:style-name="T59">HumanD</text:span>escription str] &lt;/Description&gt;</text:p>
      <text:p text:style-name="P24"><text:tab/>&lt;/Category&gt;</text:p>
      <text:p text:style-name="P21">&lt;SeverityDimension [SeverityDimensionIndex int as str, <text:span text:style-name="T59">or 'None' if not defined</text:span>] /&gt;</text:p>
      <text:p text:style-name="P21">Define ≥1 dimensions:</text:p>
      <text:p text:style-name="P22">&lt;Dimension&gt;</text:p>
      <text:p text:style-name="P22"><text:tab/>&lt;Name [HumanName of dimension, e.g. 'Severity'] /&gt;</text:p>
      <text:p text:style-name="P22"><text:tab/><text:span text:style-name="T60">&lt;Unit [XMLName of unit] /&gt;</text:span></text:p>
      <text:p text:style-name="P23"><text:tab/>Define ≥1 keys in the dimension: &lt;Key<text:span text:style-name="T60">&gt;</text:span> &lt; <text:span text:style-name="T59">XMLName</text:span> [ <text:span text:style-name="T59">XMLName</text:span> of <text:span text:style-name="T29">category</text:span> <text:span text:style-name="T29">as defined just above</text:span>] /<text:span text:style-name="T29">&gt; &lt;/Key&gt;</text:span></text:p>
      <text:p text:style-name="P33"><text:soft-page-break/>&lt;/Dimension&gt;</text:p>
      <text:p text:style-name="P25">Define entries (values) per dimension, per key, in this order:</text:p>
      <text:p text:style-name="P25"><text:tab/>Dimension 0 key 0, dimension 1 key 0…</text:p>
      <text:p text:style-name="P25"><text:tab/>Dimension 0 key 0, dimension 1 key 1… etc until all dimension 1 keys used up</text:p>
      <text:p text:style-name="P25">Dimension 0 key 1, dimension 1 key 0… etc</text:p>
      <text:p text:style-name="P25">&lt;Entry&gt; <text:span text:style-name="T31">[value, see below for XML structure of values] &lt;/Entry&gt;</text:span></text:p>
      <text:p text:style-name="P21">&lt;/RiskMatrix&gt;</text:p>
      <text:p text:style-name="P41">Risk Matrix example</text:p>
      <text:p text:style-name="P62">Suppose the risk matrix looks like this, <text:span text:style-name="T48">with values shown in “per year” units</text:span>:</text:p>
      <text:p text:style-name="P62"/>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83">Severity category</text:p>
          </table:table-cell>
          <table:table-cell table:style-name="Table1.B1" table:number-columns-spanned="3" office:value-type="string">
            <text:p text:style-name="P82">Urgency</text:p>
          </table:table-cell>
          <table:covered-table-cell/>
          <table:covered-table-cell/>
        </table:table-row>
        <table:table-row>
          <table:covered-table-cell/>
          <table:table-cell table:style-name="Table1.B2" office:value-type="string">
            <text:p text:style-name="P82">Urgent</text:p>
          </table:table-cell>
          <table:table-cell table:style-name="Table1.B2" office:value-type="string">
            <text:p text:style-name="P82">Soon</text:p>
          </table:table-cell>
          <table:table-cell table:style-name="Table1.B2" office:value-type="string">
            <text:p text:style-name="P82">Later</text:p>
          </table:table-cell>
        </table:table-row>
        <table:table-row>
          <table:table-cell table:style-name="Table1.A3" office:value-type="string">
            <text:p text:style-name="P84">Negligible</text:p>
          </table:table-cell>
          <table:table-cell table:style-name="Table1.B3" office:value-type="string">
            <text:p text:style-name="P85">0.1</text:p>
          </table:table-cell>
          <table:table-cell table:style-name="Table1.B3" office:value-type="string">
            <text:p text:style-name="P85">0.5</text:p>
          </table:table-cell>
          <table:table-cell table:style-name="Table1.B3" office:value-type="string">
            <text:p text:style-name="P85">1</text:p>
          </table:table-cell>
        </table:table-row>
        <table:table-row>
          <table:table-cell table:style-name="Table1.A3" office:value-type="string">
            <text:p text:style-name="P84">Mild</text:p>
          </table:table-cell>
          <table:table-cell table:style-name="Table1.B3" office:value-type="string">
            <text:p text:style-name="P85">0.01</text:p>
          </table:table-cell>
          <table:table-cell table:style-name="Table1.B3" office:value-type="string">
            <text:p text:style-name="P85">0.05</text:p>
          </table:table-cell>
          <table:table-cell table:style-name="Table1.B3" office:value-type="string">
            <text:p text:style-name="P85">0.1</text:p>
          </table:table-cell>
        </table:table-row>
        <table:table-row>
          <table:table-cell table:style-name="Table1.A3" office:value-type="string">
            <text:p text:style-name="P84">Moderate</text:p>
          </table:table-cell>
          <table:table-cell table:style-name="Table1.B3" office:value-type="string">
            <text:p text:style-name="P85">0.001</text:p>
          </table:table-cell>
          <table:table-cell table:style-name="Table1.B3" office:value-type="string">
            <text:p text:style-name="P85">0.005</text:p>
          </table:table-cell>
          <table:table-cell table:style-name="Table1.B3" office:value-type="string">
            <text:p text:style-name="P85">0.01</text:p>
          </table:table-cell>
        </table:table-row>
        <table:table-row>
          <table:table-cell table:style-name="Table1.A3" office:value-type="string">
            <text:p text:style-name="P84">Severe</text:p>
          </table:table-cell>
          <table:table-cell table:style-name="Table1.B3" office:value-type="string">
            <text:p text:style-name="P85">0.0001</text:p>
          </table:table-cell>
          <table:table-cell table:style-name="Table1.B3" office:value-type="string">
            <text:p text:style-name="P85">0.0005</text:p>
          </table:table-cell>
          <table:table-cell table:style-name="Table1.B3" office:value-type="string">
            <text:p text:style-name="P85">0.001</text:p>
          </table:table-cell>
        </table:table-row>
      </table:table>
      <text:p text:style-name="Text_20_body"/>
      <text:p text:style-name="P63">This is a 2-dimensional matrix. The Y axis (Severity categories) is dimension 0, and the X axis (<text:span text:style-name="T48">urgency</text:span>) is dimension 1.</text:p>
      <text:p text:style-name="P63">The XML looks like this:</text:p>
      <table:table table:name="Table2" table:style-name="Table2">
        <table:table-column table:style-name="Table2.A"/>
        <table:table-column table:style-name="Table2.B"/>
        <text:soft-page-break/>
        <table:table-row>
          <table:table-cell table:style-name="Table2.A1" office:value-type="string">
            <text:p text:style-name="P79">XML code</text:p>
          </table:table-cell>
          <table:table-cell table:style-name="Table2.B1" office:value-type="string">
            <text:p text:style-name="P79">Comments</text:p>
          </table:table-cell>
        </table:table-row>
        <table:table-row>
          <table:table-cell table:style-name="Table2.A2" office:value-type="string">
            <text:p text:style-name="P72">&lt;RiskMatrix&gt;</text:p>
          </table:table-cell>
          <table:table-cell table:style-name="Table2.B2" office:value-type="string">
            <text:p text:style-name="P72">Opening tag</text:p>
          </table:table-cell>
        </table:table-row>
        <table:table-row>
          <table:table-cell table:style-name="Table2.A2" office:value-type="string">
            <text:p text:style-name="P73">&lt;Category&gt; &lt;ID&gt;101&lt;/ID&gt; &lt;Name&gt;Negligible&lt;/Name&gt; &lt;Description&gt;No significant impact&lt;/Description&gt; &lt;/Category&gt;</text:p>
          </table:table-cell>
          <table:table-cell table:style-name="Table2.B2" office:value-type="string">
            <text:p text:style-name="P73">Define each of the severity categories (in the left column)</text:p>
          </table:table-cell>
        </table:table-row>
        <table:table-row>
          <table:table-cell table:style-name="Table2.A2" office:value-type="string">
            <text:p text:style-name="P73">&lt;Category&gt; &lt;ID&gt;102&lt;/ID&gt; &lt;Name&gt;Mild&lt;/Name&gt; &lt;Description&gt;Slight upset, damage or loss&lt;/Description&gt; &lt;/Category&gt;</text:p>
          </table:table-cell>
          <table:table-cell table:style-name="Table2.B2" office:value-type="string">
            <text:p text:style-name="P73"/>
          </table:table-cell>
        </table:table-row>
        <table:table-row>
          <table:table-cell table:style-name="Table2.A2" office:value-type="string">
            <text:p text:style-name="P73">&lt;Category&gt; &lt;ID&gt;103&lt;/ID&gt; &lt;Name&gt;Moderate&lt;/Name&gt; &lt;Description&gt;Significant damage or loss&lt;/Description&gt; &lt;/Category&gt;</text:p>
          </table:table-cell>
          <table:table-cell table:style-name="Table2.B2" office:value-type="string">
            <text:p text:style-name="P73"/>
          </table:table-cell>
        </table:table-row>
        <table:table-row>
          <table:table-cell table:style-name="Table2.A2" office:value-type="string">
            <text:p text:style-name="P73">&lt;Category&gt; &lt;ID&gt;104&lt;/ID&gt; &lt;Name&gt;Severe&lt;/Name&gt; &lt;Description&gt;Major damage or loss&lt;/Description&gt; &lt;/Category&gt;</text:p>
          </table:table-cell>
          <table:table-cell table:style-name="Table2.B2" office:value-type="string">
            <text:p text:style-name="P73"/>
          </table:table-cell>
        </table:table-row>
        <table:table-row>
          <table:table-cell table:style-name="Table2.A2" office:value-type="string">
            <text:p text:style-name="P73">&lt;Category&gt; &lt;ID&gt;10<text:span text:style-name="T47">5</text:span>&lt;/ID&gt; &lt;Name&gt;<text:span text:style-name="T48">Urgent</text:span>&lt;/Name&gt; &lt;Description&gt;<text:span text:style-name="T48">Immediate response required</text:span>&lt;/Description&gt; &lt;/Category&gt;</text:p>
          </table:table-cell>
          <table:table-cell table:style-name="Table2.B2" office:value-type="string">
            <text:p text:style-name="P74">Define each of the risk receptor categories (in the top row)</text:p>
          </table:table-cell>
        </table:table-row>
        <table:table-row>
          <table:table-cell table:style-name="Table2.A2" office:value-type="string">
            <text:p text:style-name="P73">&lt;Category&gt; &lt;ID&gt;10<text:span text:style-name="T47">6</text:span>&lt;/ID&gt; &lt;Name&gt;<text:span text:style-name="T48">Soon</text:span>&lt;/Name&gt; &lt;Description&gt;<text:span text:style-name="T48">Response required within 15 minutes</text:span>&lt;/Description&gt; &lt;/Category&gt;</text:p>
          </table:table-cell>
          <table:table-cell table:style-name="Table2.B2" office:value-type="string">
            <text:p text:style-name="P73"/>
          </table:table-cell>
        </table:table-row>
        <table:table-row>
          <table:table-cell table:style-name="Table2.A2" office:value-type="string">
            <text:p text:style-name="P73">&lt;Category&gt; &lt;ID&gt;10<text:span text:style-name="T47">7</text:span>&lt;/ID&gt; &lt;Name&gt;<text:span text:style-name="T48">Later</text:span>&lt;/Name&gt; &lt;Description&gt;<text:span text:style-name="T48">Response required within 3 hours</text:span>&lt;/Description&gt; &lt;/Category&gt;</text:p>
          </table:table-cell>
          <table:table-cell table:style-name="Table2.B2" office:value-type="string">
            <text:p text:style-name="P73"/>
          </table:table-cell>
        </table:table-row>
        <table:table-row>
          <table:table-cell table:style-name="Table2.A2" office:value-type="string">
            <text:p text:style-name="P75">&lt;<text:span text:style-name="T28">SeverityDimension </text:span>0 /&gt;</text:p>
          </table:table-cell>
          <table:table-cell table:style-name="Table2.B2" office:value-type="string">
            <text:p text:style-name="P75">Define that the severity dimension is dimension 0</text:p>
          </table:table-cell>
        </table:table-row>
        <table:table-row>
          <table:table-cell table:style-name="Table2.A2" office:value-type="string">
            <text:p text:style-name="P75">&lt;Dimension&gt; &lt;Name&gt;Severity&lt;/Name&gt;</text:p>
          </table:table-cell>
          <table:table-cell table:style-name="Table2.B2" office:value-type="string">
            <text:p text:style-name="P75">Define dimension 0, the severity dimension</text:p>
          </table:table-cell>
        </table:table-row>
        <table:table-row>
          <table:table-cell table:style-name="Table2.A2" office:value-type="string">
            <text:p text:style-name="P75"><text:tab/>&lt;Key&gt; &lt;ID&gt;101&lt;/ID&gt;&lt;/Key&gt; <text:span text:style-name="T61">NB: this should be updated – we are now using XMLNames, not IDs</text:span></text:p>
            <text:p text:style-name="P75"><text:tab/>&lt;Key&gt; &lt;ID&gt;102&lt;/ID&gt;&lt;/Key&gt;</text:p>
            <text:p text:style-name="P75"><text:tab/>&lt;Key&gt; &lt;ID&gt;103&lt;/ID&gt;&lt;/Key&gt;</text:p>
            <text:p text:style-name="P75"><text:tab/>&lt;Key&gt; &lt;ID&gt;104&lt;/ID&gt;&lt;/Key&gt; &lt;/Dimension&gt;</text:p>
          </table:table-cell>
          <table:table-cell table:style-name="Table2.B2" office:value-type="string">
            <text:p text:style-name="P75">List the 4 keys (severity categories) in the severity dimension, by referring to IDs of &lt;Category&gt; as defined above</text:p>
          </table:table-cell>
        </table:table-row>
        <table:table-row>
          <table:table-cell table:style-name="Table2.A2" office:value-type="string">
            <text:p text:style-name="P75">&lt;Dimension&gt; &lt;Name&gt;<text:span text:style-name="T48">Urgency</text:span>&lt;/Name&gt;</text:p>
          </table:table-cell>
          <table:table-cell table:style-name="Table2.B2" office:value-type="string">
            <text:p text:style-name="P75">Define dimension 1, the <text:span text:style-name="T48">urgency</text:span> dimension</text:p>
          </table:table-cell>
        </table:table-row>
        <table:table-row>
          <table:table-cell table:style-name="Table2.A2" office:value-type="string">
            <text:p text:style-name="P75"><text:tab/>&lt;Key&gt; &lt;ID&gt;105&lt;/ID&gt;&lt;/Key&gt;</text:p>
            <text:p text:style-name="P75"><text:tab/>&lt;Key&gt; &lt;ID&gt;106&lt;/ID&gt;&lt;/Key&gt;</text:p>
            <text:p text:style-name="P75"><text:tab/>&lt;Key&gt; &lt;ID&gt;107&lt;/ID&gt;&lt;/Key&gt; &lt;/Dimension&gt;</text:p>
          </table:table-cell>
          <table:table-cell table:style-name="Table2.B2" office:value-type="string">
            <text:p text:style-name="P75">List the 3 keys (<text:span text:style-name="T48">urgencies</text:span>) in the <text:span text:style-name="T48">urgency</text:span> dimension, by referring to IDs of &lt;Category&gt; as defined above</text:p>
          </table:table-cell>
        </table:table-row>
        <text:soft-page-break/>
        <table:table-row>
          <table:table-cell table:style-name="Table2.A2" office:value-type="string">
            <text:p text:style-name="P80">&lt;Entry&gt;</text:p>
            <text:p text:style-name="P81"><text:tab/>&lt;Kind User /&gt;</text:p>
            <text:p text:style-name="P81"><text:tab/>&lt;RiskReceptor&gt; &lt;ID 80 &gt; &lt;Value&gt;0.1&lt;/Value&gt; &lt;/RiskReceptor&gt;</text:p>
            <text:p text:style-name="P81"><text:tab/>&lt;Unit&gt;\/yr &lt;/Unit&gt;</text:p>
            <text:p text:style-name="P81">&lt;/Entry&gt;</text:p>
          </table:table-cell>
          <table:table-cell table:style-name="Table2.B2" office:value-type="string">
            <text:p text:style-name="P76">Give the value in the matrix for item (0, 0), i.e. (Negligible, <text:span text:style-name="T48">Urgent</text:span>). <text:span text:style-name="T48">Each &lt;Entry&gt; contains the definition of a value, as defined below. The unit is “per year”; referring to module core_classes, this unit has an XMLName of '/yr'. The \ escapes the / at the start of '/yr'.</text:span></text:p>
            <text:p text:style-name="P78">This example assumes the value has only one risk receptor, defined earlier with ID=80. If it has more than one risk receptor, there will be more than one &lt;RiskReceptor&gt; tag.</text:p>
          </table:table-cell>
        </table:table-row>
        <table:table-row>
          <table:table-cell table:style-name="Table2.A2" office:value-type="string">
            <text:p text:style-name="P80">&lt;Entry&gt;</text:p>
            <text:p text:style-name="P81"><text:tab/>&lt;Kind User /&gt;</text:p>
            <text:p text:style-name="P81"><text:tab/>&lt;RiskReceptor&gt; &lt;ID 80 &gt; &lt;Value&gt;0.5&lt;/Value&gt; &lt;/RiskReceptor&gt;</text:p>
            <text:p text:style-name="P81"><text:tab/>&lt;Unit&gt;\/yr &lt;/Unit&gt;</text:p>
            <text:p text:style-name="P81">&lt;/Entry&gt;</text:p>
          </table:table-cell>
          <table:table-cell table:style-name="Table2.B2" office:value-type="string">
            <text:p text:style-name="P77">Now give the value in the matrix for (0, 1), i.e. (Negligible, Soon).</text:p>
          </table:table-cell>
        </table:table-row>
        <table:table-row>
          <table:table-cell table:style-name="Table2.A2" office:value-type="string">
            <text:p text:style-name="P80">&lt;Entry&gt;</text:p>
            <text:p text:style-name="P81"><text:tab/>&lt;Kind User /&gt;</text:p>
            <text:p text:style-name="P81"><text:tab/>&lt;RiskReceptor&gt; &lt;ID 80 &gt; &lt;Value&gt;1&lt;/Value&gt; &lt;/RiskReceptor&gt;</text:p>
            <text:p text:style-name="P81"><text:tab/>&lt;Unit&gt;\/yr &lt;/Unit&gt;</text:p>
            <text:p text:style-name="P81">&lt;/Entry&gt;</text:p>
          </table:table-cell>
          <table:table-cell table:style-name="Table2.B2" office:value-type="string">
            <text:p text:style-name="P77">Value for (0,2)</text:p>
          </table:table-cell>
        </table:table-row>
        <table:table-row>
          <table:table-cell table:style-name="Table2.A2" office:value-type="string">
            <text:p text:style-name="P80">&lt;Entry&gt;</text:p>
            <text:p text:style-name="P81"><text:tab/>&lt;Kind User /&gt;</text:p>
            <text:p text:style-name="P81"><text:tab/>&lt;RiskReceptor&gt; &lt;ID 80 &gt; &lt;Value&gt;0.01&lt;/Value&gt; &lt;/RiskReceptor&gt;</text:p>
            <text:p text:style-name="P81"><text:tab/>&lt;Unit&gt;\/yr &lt;/Unit&gt;</text:p>
            <text:p text:style-name="P81">&lt;/Entry&gt;</text:p>
          </table:table-cell>
          <table:table-cell table:style-name="Table2.B2" office:value-type="string">
            <text:p text:style-name="P77">Value for (1,0)</text:p>
          </table:table-cell>
        </table:table-row>
        <table:table-row>
          <table:table-cell table:style-name="Table2.A2" office:value-type="string">
            <text:p text:style-name="P80">&lt;Entry&gt;</text:p>
            <text:p text:style-name="P81"><text:tab/>&lt;Kind User /&gt;</text:p>
            <text:p text:style-name="P81"><text:tab/>&lt;RiskReceptor&gt; &lt;ID 80 &gt; &lt;Value&gt;0.05&lt;/Value&gt; &lt;/RiskReceptor&gt;</text:p>
            <text:p text:style-name="P81"><text:tab/>&lt;Unit&gt;\/yr &lt;/Unit&gt;</text:p>
            <text:p text:style-name="P81">&lt;/Entry&gt;</text:p>
          </table:table-cell>
          <table:table-cell table:style-name="Table2.B2" office:value-type="string">
            <text:p text:style-name="P77">Value for (1,1)</text:p>
          </table:table-cell>
        </table:table-row>
        <table:table-row>
          <table:table-cell table:style-name="Table2.A2" office:value-type="string">
            <text:p text:style-name="P80">&lt;Entry&gt;</text:p>
            <text:p text:style-name="P81"><text:tab/>&lt;Kind User /&gt;</text:p>
            <text:p text:style-name="P81"><text:tab/>&lt;RiskReceptor&gt; &lt;ID 80 &gt; &lt;Value&gt;0.1&lt;/Value&gt; &lt;/RiskReceptor&gt;</text:p>
            <text:p text:style-name="P81"><text:tab/>&lt;Unit&gt;\/yr &lt;/Unit&gt;</text:p>
            <text:p text:style-name="P81">&lt;/Entry&gt;</text:p>
          </table:table-cell>
          <table:table-cell table:style-name="Table2.B2" office:value-type="string">
            <text:p text:style-name="P77">Value for (1,2)</text:p>
          </table:table-cell>
        </table:table-row>
        <text:soft-page-break/>
        <table:table-row>
          <table:table-cell table:style-name="Table2.A2" office:value-type="string">
            <text:p text:style-name="P80">&lt;Entry&gt;</text:p>
            <text:p text:style-name="P81"><text:tab/>&lt;Kind User /&gt;</text:p>
            <text:p text:style-name="P81"><text:tab/>&lt;RiskReceptor&gt; &lt;ID 80 &gt; &lt;Value&gt;0.001&lt;/Value&gt; &lt;/RiskReceptor&gt;</text:p>
            <text:p text:style-name="P81"><text:tab/>&lt;Unit&gt;\/yr &lt;/Unit&gt;</text:p>
            <text:p text:style-name="P81">&lt;/Entry&gt;</text:p>
          </table:table-cell>
          <table:table-cell table:style-name="Table2.B2" office:value-type="string">
            <text:p text:style-name="P77">Value for (2,0)</text:p>
          </table:table-cell>
        </table:table-row>
        <table:table-row>
          <table:table-cell table:style-name="Table2.A2" office:value-type="string">
            <text:p text:style-name="P80">&lt;Entry&gt;</text:p>
            <text:p text:style-name="P81"><text:tab/>&lt;Kind User /&gt;</text:p>
            <text:p text:style-name="P81"><text:tab/>&lt;RiskReceptor&gt; &lt;ID 80 &gt; &lt;Value&gt;0.005&lt;/Value&gt; &lt;/RiskReceptor&gt;</text:p>
            <text:p text:style-name="P81"><text:tab/>&lt;Unit&gt;\/yr &lt;/Unit&gt;</text:p>
            <text:p text:style-name="P81">&lt;/Entry&gt;</text:p>
          </table:table-cell>
          <table:table-cell table:style-name="Table2.B2" office:value-type="string">
            <text:p text:style-name="P77">Value for (2,1)</text:p>
          </table:table-cell>
        </table:table-row>
        <table:table-row>
          <table:table-cell table:style-name="Table2.A2" office:value-type="string">
            <text:p text:style-name="P80">&lt;Entry&gt;</text:p>
            <text:p text:style-name="P81"><text:tab/>&lt;Kind User /&gt;</text:p>
            <text:p text:style-name="P81"><text:tab/>&lt;RiskReceptor&gt; &lt;ID 80 &gt; &lt;Value&gt;0.01&lt;/Value&gt; &lt;/RiskReceptor&gt;</text:p>
            <text:p text:style-name="P81"><text:tab/>&lt;Unit&gt;\/yr &lt;/Unit&gt;</text:p>
            <text:p text:style-name="P81">&lt;/Entry&gt;</text:p>
          </table:table-cell>
          <table:table-cell table:style-name="Table2.B2" office:value-type="string">
            <text:p text:style-name="P77">Value for (2,2)</text:p>
          </table:table-cell>
        </table:table-row>
        <table:table-row>
          <table:table-cell table:style-name="Table2.A2" office:value-type="string">
            <text:p text:style-name="P80">&lt;Entry&gt;</text:p>
            <text:p text:style-name="P81"><text:tab/>&lt;Kind User /&gt;</text:p>
            <text:p text:style-name="P81"><text:tab/>&lt;RiskReceptor&gt; &lt;ID 80 &gt; &lt;Value&gt;0.0001&lt;/Value&gt; &lt;/RiskReceptor&gt;</text:p>
            <text:p text:style-name="P81"><text:tab/>&lt;Unit&gt;\/yr &lt;/Unit&gt;</text:p>
            <text:p text:style-name="P81">&lt;/Entry&gt;</text:p>
          </table:table-cell>
          <table:table-cell table:style-name="Table2.B2" office:value-type="string">
            <text:p text:style-name="P77">Value for (3,0)</text:p>
          </table:table-cell>
        </table:table-row>
        <table:table-row>
          <table:table-cell table:style-name="Table2.A2" office:value-type="string">
            <text:p text:style-name="P80">&lt;Entry&gt;</text:p>
            <text:p text:style-name="P81"><text:tab/>&lt;Kind User /&gt;</text:p>
            <text:p text:style-name="P81"><text:tab/>&lt;RiskReceptor&gt; &lt;ID 80 &gt; &lt;Value&gt;0.0005&lt;/Value&gt; &lt;/RiskReceptor&gt;</text:p>
            <text:p text:style-name="P81"><text:tab/>&lt;Unit&gt;\/yr &lt;/Unit&gt;</text:p>
            <text:p text:style-name="P81">&lt;/Entry&gt;</text:p>
          </table:table-cell>
          <table:table-cell table:style-name="Table2.B2" office:value-type="string">
            <text:p text:style-name="P77">Value for (3,1)</text:p>
          </table:table-cell>
        </table:table-row>
        <table:table-row>
          <table:table-cell table:style-name="Table2.A2" office:value-type="string">
            <text:p text:style-name="P80">&lt;Entry&gt;</text:p>
            <text:p text:style-name="P81"><text:tab/>&lt;Kind User /&gt;</text:p>
            <text:p text:style-name="P81"><text:tab/>&lt;RiskReceptor&gt; &lt;ID 80 &gt; &lt;Value&gt;0.001&lt;/Value&gt; <text:soft-page-break/>&lt;/RiskReceptor&gt;</text:p>
            <text:p text:style-name="P81"><text:tab/>&lt;Unit&gt;\/yr &lt;/Unit&gt;</text:p>
            <text:p text:style-name="P81">&lt;/Entry&gt;</text:p>
          </table:table-cell>
          <table:table-cell table:style-name="Table2.B2" office:value-type="string">
            <text:p text:style-name="P77">Value for (3,2)</text:p>
          </table:table-cell>
        </table:table-row>
        <table:table-row>
          <table:table-cell table:style-name="Table2.A2" office:value-type="string">
            <text:p text:style-name="P78"><text:span text:style-name="T23">&lt;/</text:span><text:span text:style-name="T13">RiskMatrix&gt;</text:span></text:p>
          </table:table-cell>
          <table:table-cell table:style-name="Table2.B2" office:value-type="string">
            <text:p text:style-name="P78">Ending tag</text:p>
          </table:table-cell>
        </table:table-row>
      </table:table>
      <text:p text:style-name="P63"/>
      <text:p text:style-name="P65">PHA OBJECT TAGS</text:p>
      <text:p text:style-name="P10"><text:span text:style-name="T62">These store data for </text:span>PHA objects (e.g. FT, alarm rationalization); <text:span text:style-name="T36">see details in the respective spec file for each PHA object (e.g. Fault Tree: spec file 394). There will be one PHA object tag for each item in the project instance's PHAObjs attribute (list).The order of PHA objects in PHAObjs should be retained (i.e. same order in the XML file).</text:span></text:p>
      <text:p text:style-name="P65">Comments are not included in the &lt;PHAObj&gt; tag. Instead, each element with a comment should be stored with a &lt;Comment [CommentID] /&gt; tag. All the comments for the entire project are gathered together in a group of top-level &lt;Comment&gt; tags. (We do it this way to allow for possible future optimization – we can avoid storing repeated comments more than once.)</text:p>
      <text:p text:style-name="P65">Action items and parking lot items are, similarly, stored by ID only in the PHA elements.</text:p>
      <text:p text:style-name="P65">Structure for each PHA object:</text:p>
      <text:p text:style-name="P65">&lt;PHAObj&gt;</text:p>
      <text:p text:style-name="P65"><text:tab/>&lt;Kind [InternalName of FT object class, e.g. 'FT' for fault tree] /&gt;</text:p>
      <text:p text:style-name="P65"><text:tab/>&lt;ID [ID of PHA object instance] /&gt;</text:p>
      <text:p text:style-name="P65"><text:tab/>All other tags are determined by the PHAObj class itself; <text:span text:style-name="T63">see individual spec files</text:span></text:p>
      <text:p text:style-name="P65"><text:tab/>&lt;/PHAObj&gt;</text:p>
      <text:p text:style-name="P32"/>
      <text:p text:style-name="P66">VIEWPORT TAGS</text:p>
      <text:p text:style-name="P67"><text:span text:style-name="T68">Structure for each Viewport object:</text:span> </text:p>
      <text:p text:style-name="P67">&lt;Viewport&gt;</text:p>
      <text:p text:style-name="P86"><text:soft-page-break/><text:tab/>&lt;Kind&gt; tag contains the InternalName of the corresponding Viewport class.</text:p>
      <text:p text:style-name="P67"><text:tab/><text:span text:style-name="T68">&lt;ID [ID of Viewport] /&gt;</text:span></text:p>
      <text:p text:style-name="P67"><text:tab/><text:span text:style-name="T68">&lt;PHAObjID [ID of PHA object to which the Viewport belongs, or 'None' if there's no associated PHA object] /&gt;</text:span></text:p>
      <text:p text:style-name="P67"><text:tab/><text:span text:style-name="T68">&lt;DisplayDevice&gt; [ID of display device currently showing this Viewport, or 'None' if the Viewport is not currently shown] /&gt;</text:span></text:p>
      <text:p text:style-name="P67"><text:tab/><text:span text:style-name="T68">All other tags are fetched from the Viewport shadow's PersistentAttribs (a dict: keys are XML tags, values are stored in the tags as text)</text:span></text:p>
      <text:p text:style-name="P71">&lt;/Viewport&gt;</text:p>
      <text:p text:style-name="P71"/>
      <text:p text:style-name="P32">CONSTANT <text:span text:style-name="T37">TAGS</text:span></text:p>
      <text:p text:style-name="P35">One tag per constant defined in the project.<text:span text:style-name="T28"> There shall be ≥0 &lt;</text:span>Constant<text:span text:style-name="T28">&gt; tags in the file.</text:span></text:p>
      <text:p text:style-name="P35">&lt;Constant <text:span text:style-name="T8">ID=”ID” HumanName=”HumanName”&gt; </text:span></text:p>
      <text:p text:style-name="P35"><text:tab/>&lt;Value&gt; [<text:span text:style-name="T31">value, see below for XML structure of values] </text:span>&lt;/Value&gt; </text:p>
      <text:p text:style-name="P35">&lt;/Constant&gt;</text:p>
      <text:p text:style-name="P25"/>
      <text:p text:style-name="P37">COMMENT <text:span text:style-name="T37">TAG</text:span>S</text:p>
      <text:p text:style-name="P37">One tag per unique comment defined in the project. <text:span text:style-name="T28">There shall be ≥0 &lt;Co</text:span>mme<text:span text:style-name="T28">nt&gt; tags in the file.</text:span></text:p>
      <text:p text:style-name="P37">&lt;Comment&gt; <text:span text:style-name="T37">&lt;ID [ID int as str] /&gt; </text:span>&lt;Text&gt; [text of comment as str, suitably escaped] &lt;/Text&gt;</text:p>
      <text:p text:style-name="P37">&lt;/Comment&gt;</text:p>
      <text:p text:style-name="P37"/>
      <text:p text:style-name="P37"><text:span text:style-name="T38">ACTION ITEM</text:span> <text:span text:style-name="T37">TAG</text:span>S <text:span text:style-name="T50">(similar for parking lot items)</text:span></text:p>
      <text:p text:style-name="P37">One tag per unique <text:span text:style-name="T40">action item</text:span> defined in the project. <text:span text:style-name="T28">There shall be ≥0 &lt;Action&gt; tags in the file.</text:span></text:p>
      <text:p text:style-name="P37"><text:soft-page-break/>&lt;<text:span text:style-name="T40">ActionItem</text:span>&gt; <text:span text:style-name="T37">&lt;ID [ID int as str] /&gt; </text:span>&lt;<text:span text:style-name="T65">Content</text:span>&gt; [text of <text:span text:style-name="T40">action</text:span> as str, suitably escaped] &lt;/<text:span text:style-name="T65">Conten</text:span>t&gt; <text:span text:style-name="T40">&lt;Responsible&gt; [responsible party's name, str] &lt;/Responsible&gt;</text:span></text:p>
      <text:p text:style-name="P68">&lt;Deadline&gt; [deadline date, str] &lt;/Deadline&gt;</text:p>
      <text:p text:style-name="P68">&lt;<text:span text:style-name="T65">Status</text:span>&gt; [<text:span text:style-name="T65">status</text:span>, str] &lt;/<text:span text:style-name="T65">Status</text:span>&gt;</text:p>
      <text:p text:style-name="P38">&lt;/<text:span text:style-name="T40">ActionItem</text:span>&gt;</text:p>
      <text:p text:style-name="P37"/>
      <text:p text:style-name="P26">VALUES</text:p>
      <text:p text:style-name="P25">Values are <text:span text:style-name="T35">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7">&lt; [tag name according to the attribute being stored, e.g. “<text:span text:style-name="T43">Event</text:span>Frequency” ]&gt;</text:p>
      <text:p text:style-name="P27"><text:tab/>&lt;Kind [kind of value: 'User', 'Constant', 'Lookup', <text:span text:style-name="T39">'Copied', <text:s/>or 'Link'; 'Unknown' for any other kind</text:span>] /&gt;</text:p>
      <text:p text:style-name="P27"><text:tab/>Other tags according to Kind:</text:p>
      <text:p text:style-name="P28"><text:tab/><text:tab/>Kind = User: </text:p>
      <text:p text:style-name="P45"><text:tab/><text:tab/><text:tab/>For each risk receptor defined for this value:</text:p>
      <text:p text:style-name="P28"><text:span text:style-name="T19"><text:tab/><text:tab/><text:tab/><text:tab/>&lt;RiskReceptor&gt; &lt;ID [risk receptor ID, str] /</text:span><text:span text:style-name="T24">&gt;</text:span><text:span text:style-name="T19"> </text:span><text:span text:style-name="T30">&lt;Value&gt; [value as str] &lt;/Value&gt; </text:span></text:p>
      <text:p text:style-name="P28"><text:span text:style-name="T30"><text:tab/><text:tab/><text:tab/><text:tab/>&lt;Infinite [whether infinite, bool as str] /</text:span><text:span text:style-name="T11">&gt; [omitted if not infinite] &lt;/</text:span><text:span text:style-name="T21">RiskReceptor&gt;</text:span></text:p>
      <text:p text:style-name="P30"><text:span text:style-name="T25"><text:tab/><text:tab/><text:tab/>&lt;Unit [ID of engineering unit] /&gt; </text:span><text:span text:style-name="T26">(This is outside &lt;RiskReceptor&gt; tag because it's common to all risk receptors)</text:span></text:p>
      <text:p text:style-name="P27"><text:tab/><text:tab/>Kind = Constant: &lt;ID [ID of constant, str; <text:span text:style-name="T55">or 'None' if no constant assigned</text:span>] /&gt;</text:p>
      <text:p text:style-name="P27"><text:tab/><text:tab/>Kind = Lookup: &lt;ID [ID of lookup table, str] /&gt; </text:p>
      <text:p text:style-name="P31"><text:tab/><text:tab/><text:tab/><text:span text:style-name="T32">Define a lookup value for each dimension of the lookup table (currently only 1 dimension is allowed):</text:span></text:p>
      <text:p text:style-name="P61"><text:tab/><text:tab/><text:tab/>&lt;Value&gt; [value object to look up in this dimension, or 'None' if no value defined] &lt;/Value&gt;</text:p>
      <text:p text:style-name="P27"><text:soft-page-break/><text:tab/><text:tab/><text:tab/><text:span text:style-name="T32">(We store actual lookup values, rather than index of values in the matrix, so that the lookup will still be correct if the user adds to or deletes some keys from the matrix)</text:span></text:p>
      <text:p text:style-name="P48"><text:span text:style-name="T20"><text:tab/><text:tab/></text:span><text:span text:style-name="T21">Kind = 'Copied': </text:span><text:span text:style-name="T22">(this represents a </text:span><text:span text:style-name="T41">ParentNumValueItem </text:span><text:span text:style-name="T22">instance)</text:span></text:p>
      <text:p text:style-name="P45"><text:tab/><text:tab/><text:tab/>For each risk receptor defined for this value:</text:p>
      <text:p text:style-name="P28"><text:span text:style-name="T19"><text:tab/><text:tab/><text:tab/><text:tab/>&lt;RiskReceptor&gt; &lt;ID [risk receptor ID, str] /&gt; </text:span><text:span text:style-name="T30">&lt;Value&gt; [value as str] &lt;/Value&gt; &lt;Unit [ID of engineering unit] /&gt;</text:span></text:p>
      <text:p text:style-name="P28"><text:span text:style-name="T30"><text:tab/><text:tab/><text:tab/><text:tab/>&lt;Infinite [whether infinite, bool as str] </text:span><text:span text:style-name="T11">&gt; [omitted if not infinite] &lt;/</text:span><text:span text:style-name="T21">RiskReceptor&gt;</text:span></text:p>
      <text:p text:style-name="P47"><text:tab/><text:tab/><text:tab/>&lt;CopiedFrom [ID of value this value was copied from, <text:span text:style-name="T56">or 'None'</text:span>. It is not guaranteed that an existing value with the matching ID still exists; if it does not exist, <text:span text:style-name="T56">or this value is 'None', then </text:span>when the project file is loaded, this value should be converted to kind = User] /&gt;</text:p>
      <text:p text:style-name="P29"><text:tab/><text:tab/>Kind = 'Link': &lt;LinkedFrom&gt; tag, <text:span text:style-name="T57">similar to &lt;CopiedFrom&gt; for kind 'Copied', as above. (</text:span>See spec file 306 for details <text:span text:style-name="T57">of value linking.)</text:span></text:p>
      <text:p text:style-name="P60">&lt;/ [tag name]&gt;</text:p>
      <text:p text:style-name="P64"/>
      <text:p text:style-name="P64">[Deleted from the above, as we don't use a “category” kind as such – we use “Lookup” instead]</text:p>
      <text:p text:style-name="P31"><text:tab/><text:tab/><text:span text:style-name="T39">Kind = Category: &lt;TableID [ID of lookup table, str] /&gt; &lt;DimensionID [ID of dimension in lookup table, str] </text:span><text:span text:style-name="T10">&gt;</text:span></text:p>
      <text:p text:style-name="P46"><text:tab/><text:tab/><text:tab/>For each risk receptor defined in the project:</text:p>
      <text:p text:style-name="P46"><text:tab/><text:tab/><text:tab/>&lt;RiskReceptor&gt; &lt;ID [risk receptor ID, str] /&gt; &lt;Value&gt; [value to use from this dimension] &lt;/Value&gt; &lt;/RiskReceptor&gt;</text:p>
      <text:p text:style-name="P56"/>
      <text:p text:style-name="P55">GENERATING A LIST OF NUMBERING SYSTEM ITEMS TO SAVE IN THE PROJECT FILE</text:p>
      <text:p text:style-name="P55">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55">To achieve this, we need to generate a list of unique numbering systems.</text:p>
      <text:p text:style-name="P57">To generate the list, follow this algorithm:</text:p>
      <text:p text:style-name="P57"><text:soft-page-break/>1. <text:span text:style-name="T46">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8">2. Remove all duplicates in the list. Numbering systems are considered identical if:</text:p>
      <text:list xml:id="list929842709" text:style-name="L1">
        <text:list-item>
          <text:p text:style-name="P87">their NumberStructure attributes are the same. They are the same if they contain the same number of items, and each item is the same. </text:p>
        </text:list-item>
        <text:list-item>
          <text:p text:style-name="P88">their ShowInDisplay and ShowInOutput attributes (2 x bool) are the same.</text:p>
          <text:p text:style-name="P88">To simplify this, class NumberingItem implements method __eq__. Therefore, the algorithm can test if two instances are the same just by evaluating (Instance1 == Instance2).</text:p>
        </text:list-item>
      </text:list>
      <text:p text:style-name="P59">3. For every unique item in the list, assign an ID to it. For now, these IDs can start at <text:span text:style-name="T51">0</text:span> (because they are used only within the project file, not in the actual project data structure).</text:p>
      <text:p text:style-name="P59">4. Write a &lt;NumberingSystem&gt; tag for every item in the list.</text:p>
      <text:p text:style-name="P59">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20-09-16T19:52:43.214479709</dc:date>
    <meta:editing-duration>P5DT3H28M17S</meta:editing-duration>
    <meta:editing-cycles>93</meta:editing-cycles>
    <meta:document-statistic meta:table-count="2" meta:image-count="0" meta:object-count="0" meta:page-count="13" meta:paragraph-count="274" meta:word-count="2562" meta:character-count="16568" meta:non-whitespace-character-count="14106"/>
  </office:meta>
</office:document-meta>
</file>